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isk_score" table:style-name="ta1">
        <table:shapes>
          <draw:frame draw:z-index="0" draw:style-name="gr1" draw:text-style-name="P1" svg:width="453.88pt" svg:height="255.23pt" svg:x="304.13pt" svg:y="106.92pt">
            <loext:p draw:notify-on-update-of-ranges="risk_score.B1:risk_score.B1 risk_score.B2:risk_score.B1077 risk_score.C1:risk_score.C1 risk_score.C2:risk_score.C107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risk_score</text:p>
          </table:table-cell>
          <table:table-cell office:value-type="string" calcext:value-type="string">
            <text:p>credi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122123718261719" calcext:value-type="float">
            <text:p>0.12212371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0.194587707519531" calcext:value-type="float">
            <text:p>0.19458770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0.477874755859375" calcext:value-type="float">
            <text:p>0.47787475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0.531692504882813" calcext:value-type="float">
            <text:p>0.53169250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0.599571228027344" calcext:value-type="float">
            <text:p>0.5995712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0.68450927734375" calcext:value-type="float">
            <text:p>0.68450927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.751747131347656" calcext:value-type="float">
            <text:p>0.75174713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0.816276550292969" calcext:value-type="float">
            <text:p>0.81627655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0.839599609375" calcext:value-type="float">
            <text:p>0.83959960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0.862297058105469" calcext:value-type="float">
            <text:p>0.86229705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0.870475769042969" calcext:value-type="float">
            <text:p>0.8704757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.907371520996094" calcext:value-type="float">
            <text:p>0.9073715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0.925155639648438" calcext:value-type="float">
            <text:p>0.92515563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0.928489685058594" calcext:value-type="float">
            <text:p>0.92848968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0.930267333984375" calcext:value-type="float">
            <text:p>0.9302673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0.930519104003906" calcext:value-type="float">
            <text:p>0.9305191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0.931602478027344" calcext:value-type="float">
            <text:p>0.9316024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0.9327392578125" calcext:value-type="float">
            <text:p>0.93273925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0.934776306152344" calcext:value-type="float">
            <text:p>0.93477630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0.935432434082031" calcext:value-type="float">
            <text:p>0.93543243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0.935585021972656" calcext:value-type="float">
            <text:p>0.9355850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0.936592102050781" calcext:value-type="float">
            <text:p>0.93659210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0.938667297363281" calcext:value-type="float">
            <text:p>0.93866729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0.940139770507813" calcext:value-type="float">
            <text:p>0.94013977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0.940467834472656" calcext:value-type="float">
            <text:p>0.94046783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office:value-type="float" office:value="0.941024780273438" calcext:value-type="float">
            <text:p>0.94102478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0.941131591796875" calcext:value-type="float">
            <text:p>0.94113159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0.942100524902344" calcext:value-type="float">
            <text:p>0.942100524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  <table:table-cell office:value-type="float" office:value="0.943008422851563" calcext:value-type="float">
            <text:p>0.94300842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0.943634033203125" calcext:value-type="float">
            <text:p>0.94363403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0.943862915039063" calcext:value-type="float">
            <text:p>0.9438629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0.944854736328125" calcext:value-type="float">
            <text:p>0.944854736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0.944999694824219" calcext:value-type="float">
            <text:p>0.94499969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0.945335388183594" calcext:value-type="float">
            <text:p>0.94533538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6" calcext:value-type="float">
            <text:p>76</text:p>
          </table:table-cell>
          <table:table-cell office:value-type="float" office:value="0.945594787597656" calcext:value-type="float">
            <text:p>0.945594787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0.9459228515625" calcext:value-type="float">
            <text:p>0.94592285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0.9466552734375" calcext:value-type="float">
            <text:p>0.94665527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0.950447082519531" calcext:value-type="float">
            <text:p>0.95044708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0.950782775878906" calcext:value-type="float">
            <text:p>0.95078277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office:value-type="float" office:value="0.950798034667969" calcext:value-type="float">
            <text:p>0.950798034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6" calcext:value-type="float">
            <text:p>76</text:p>
          </table:table-cell>
          <table:table-cell office:value-type="float" office:value="0.951171875" calcext:value-type="float">
            <text:p>0.9511718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0.951683044433594" calcext:value-type="float">
            <text:p>0.95168304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0.952163696289063" calcext:value-type="float">
            <text:p>0.952163696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0.952545166015625" calcext:value-type="float">
            <text:p>0.95254516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float" office:value="0.953475952148438" calcext:value-type="float">
            <text:p>0.95347595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0.953666687011719" calcext:value-type="float">
            <text:p>0.95366668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0.953971862792969" calcext:value-type="float">
            <text:p>0.95397186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0.954658508300781" calcext:value-type="float">
            <text:p>0.954658508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0.9549560546875" calcext:value-type="float">
            <text:p>0.95495605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0.956550598144531" calcext:value-type="float">
            <text:p>0.956550598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0.957496643066406" calcext:value-type="float">
            <text:p>0.957496643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0.958755493164063" calcext:value-type="float">
            <text:p>0.958755493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0.960800170898438" calcext:value-type="float">
            <text:p>0.960800170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0.961616516113281" calcext:value-type="float">
            <text:p>0.961616516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0.963333129882813" calcext:value-type="float">
            <text:p>0.963333129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0.963783264160156" calcext:value-type="float">
            <text:p>0.963783264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0.964103698730469" calcext:value-type="float">
            <text:p>0.964103698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0.9644775390625" calcext:value-type="float">
            <text:p>0.964477539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0.965904235839844" calcext:value-type="float">
            <text:p>0.96590423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0.968940734863281" calcext:value-type="float">
            <text:p>0.968940734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0.970230102539063" calcext:value-type="float">
            <text:p>0.970230102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0.970497131347656" calcext:value-type="float">
            <text:p>0.970497131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0.970779418945313" calcext:value-type="float">
            <text:p>0.97077941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0.971389770507813" calcext:value-type="float">
            <text:p>0.971389770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0.97161865234375" calcext:value-type="float">
            <text:p>0.971618652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0.971931457519531" calcext:value-type="float">
            <text:p>0.971931457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0.972953796386719" calcext:value-type="float">
            <text:p>0.972953796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0.973243713378906" calcext:value-type="float">
            <text:p>0.97324371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0.974411010742188" calcext:value-type="float">
            <text:p>0.9744110107</text:p>
          </table:table-cell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float" office:value="0.976722717285156" calcext:value-type="float">
            <text:p>0.976722717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0.976913452148438" calcext:value-type="float">
            <text:p>0.976913452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0.977859497070313" calcext:value-type="float">
            <text:p>0.977859497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0.980567932128906" calcext:value-type="float">
            <text:p>0.980567932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0.982254028320313" calcext:value-type="float">
            <text:p>0.982254028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0.982864379882813" calcext:value-type="float">
            <text:p>0.982864379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0.983108520507813" calcext:value-type="float">
            <text:p>0.983108520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0.983222961425781" calcext:value-type="float">
            <text:p>0.983222961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0.984298706054688" calcext:value-type="float">
            <text:p>0.984298706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0.984962463378906" calcext:value-type="float">
            <text:p>0.984962463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0.985061645507813" calcext:value-type="float">
            <text:p>0.985061645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0.986297607421875" calcext:value-type="float">
            <text:p>0.986297607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0.987358093261719" calcext:value-type="float">
            <text:p>0.98735809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0.987838745117188" calcext:value-type="float">
            <text:p>0.987838745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0.987922668457031" calcext:value-type="float">
            <text:p>0.98792266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0.988395690917969" calcext:value-type="float">
            <text:p>0.9883956909</text:p>
          </table:table-cell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float" office:value="0.990028381347656" calcext:value-type="float">
            <text:p>0.990028381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0.991195678710938" calcext:value-type="float">
            <text:p>0.99119567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0.991249084472656" calcext:value-type="float">
            <text:p>0.991249084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0.991371154785156" calcext:value-type="float">
            <text:p>0.99137115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0.991447448730469" calcext:value-type="float">
            <text:p>0.991447448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0.991569519042969" calcext:value-type="float">
            <text:p>0.99156951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0.991683959960938" calcext:value-type="float">
            <text:p>0.9916839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0.992347717285156" calcext:value-type="float">
            <text:p>0.992347717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0.992584228515625" calcext:value-type="float">
            <text:p>0.992584228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office:value-type="float" office:value="0.992721557617188" calcext:value-type="float">
            <text:p>0.992721557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0.992904663085938" calcext:value-type="float">
            <text:p>0.992904663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 office:value-type="float" office:value="0.993659973144531" calcext:value-type="float">
            <text:p>0.993659973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office:value-type="float" office:value="0.993705749511719" calcext:value-type="float">
            <text:p>0.993705749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0.994285583496094" calcext:value-type="float">
            <text:p>0.99428558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.994453430175781" calcext:value-type="float">
            <text:p>0.994453430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8" calcext:value-type="float">
            <text:p>68</text:p>
          </table:table-cell>
          <table:table-cell office:value-type="float" office:value="0.994598388671875" calcext:value-type="float">
            <text:p>0.994598388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8" calcext:value-type="float">
            <text:p>68</text:p>
          </table:table-cell>
          <table:table-cell office:value-type="float" office:value="0.994606018066406" calcext:value-type="float">
            <text:p>0.994606018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9" calcext:value-type="float">
            <text:p>69</text:p>
          </table:table-cell>
          <table:table-cell office:value-type="float" office:value="0.994682312011719" calcext:value-type="float">
            <text:p>0.99468231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6" calcext:value-type="float">
            <text:p>86</text:p>
          </table:table-cell>
          <table:table-cell office:value-type="float" office:value="0.994720458984375" calcext:value-type="float">
            <text:p>0.99472045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office:value-type="float" office:value="0.994796752929688" calcext:value-type="float">
            <text:p>0.994796752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8" calcext:value-type="float">
            <text:p>68</text:p>
          </table:table-cell>
          <table:table-cell office:value-type="float" office:value="0.994827270507813" calcext:value-type="float">
            <text:p>0.994827270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6" calcext:value-type="float">
            <text:p>76</text:p>
          </table:table-cell>
          <table:table-cell office:value-type="float" office:value="0.994827270507813" calcext:value-type="float">
            <text:p>0.994827270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0.994911193847656" calcext:value-type="float">
            <text:p>0.994911193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float" office:value="0.995018005371094" calcext:value-type="float">
            <text:p>0.995018005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office:value-type="float" office:value="0.995407104492188" calcext:value-type="float">
            <text:p>0.995407104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8" calcext:value-type="float">
            <text:p>68</text:p>
          </table:table-cell>
          <table:table-cell office:value-type="float" office:value="0.995887756347656" calcext:value-type="float">
            <text:p>0.995887756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9" calcext:value-type="float">
            <text:p>69</text:p>
          </table:table-cell>
          <table:table-cell office:value-type="float" office:value="0.996009826660156" calcext:value-type="float">
            <text:p>0.996009826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float" office:value="0.99652099609375" calcext:value-type="float">
            <text:p>0.996520996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8" calcext:value-type="float">
            <text:p>68</text:p>
          </table:table-cell>
          <table:table-cell office:value-type="float" office:value="0.996688842773438" calcext:value-type="float">
            <text:p>0.996688842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8" calcext:value-type="float">
            <text:p>68</text:p>
          </table:table-cell>
          <table:table-cell office:value-type="float" office:value="0.996925354003906" calcext:value-type="float">
            <text:p>0.99692535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9" calcext:value-type="float">
            <text:p>79</text:p>
          </table:table-cell>
          <table:table-cell office:value-type="float" office:value="0.996940612792969" calcext:value-type="float">
            <text:p>0.996940612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8" calcext:value-type="float">
            <text:p>68</text:p>
          </table:table-cell>
          <table:table-cell office:value-type="float" office:value="0.997177124023438" calcext:value-type="float">
            <text:p>0.99717712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9" calcext:value-type="float">
            <text:p>69</text:p>
          </table:table-cell>
          <table:table-cell office:value-type="float" office:value="0.997322082519531" calcext:value-type="float">
            <text:p>0.997322082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9" calcext:value-type="float">
            <text:p>69</text:p>
          </table:table-cell>
          <table:table-cell office:value-type="float" office:value="0.997344970703125" calcext:value-type="float">
            <text:p>0.997344970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float" office:value="0.997573852539063" calcext:value-type="float">
            <text:p>0.997573852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0.997688293457031" calcext:value-type="float">
            <text:p>0.997688293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8" calcext:value-type="float">
            <text:p>68</text:p>
          </table:table-cell>
          <table:table-cell office:value-type="float" office:value="0.997718811035156" calcext:value-type="float">
            <text:p>0.99771881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8" calcext:value-type="float">
            <text:p>68</text:p>
          </table:table-cell>
          <table:table-cell office:value-type="float" office:value="0.997802734375" calcext:value-type="float">
            <text:p>0.997802734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8" calcext:value-type="float">
            <text:p>68</text:p>
          </table:table-cell>
          <table:table-cell office:value-type="float" office:value="0.997817993164063" calcext:value-type="float">
            <text:p>0.997817993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8" calcext:value-type="float">
            <text:p>68</text:p>
          </table:table-cell>
          <table:table-cell office:value-type="float" office:value="0.997947692871094" calcext:value-type="float">
            <text:p>0.997947692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9" calcext:value-type="float">
            <text:p>79</text:p>
          </table:table-cell>
          <table:table-cell office:value-type="float" office:value="0.998031616210938" calcext:value-type="float">
            <text:p>0.998031616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8" calcext:value-type="float">
            <text:p>68</text:p>
          </table:table-cell>
          <table:table-cell office:value-type="float" office:value="0.998062133789063" calcext:value-type="float">
            <text:p>0.99806213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0.998085021972656" calcext:value-type="float">
            <text:p>0.99808502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8" calcext:value-type="float">
            <text:p>68</text:p>
          </table:table-cell>
          <table:table-cell office:value-type="float" office:value="0.998184204101563" calcext:value-type="float">
            <text:p>0.998184204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0.998199462890625" calcext:value-type="float">
            <text:p>0.998199462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8" calcext:value-type="float">
            <text:p>68</text:p>
          </table:table-cell>
          <table:table-cell office:value-type="float" office:value="0.998237609863281" calcext:value-type="float">
            <text:p>0.998237609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8" calcext:value-type="float">
            <text:p>68</text:p>
          </table:table-cell>
          <table:table-cell office:value-type="float" office:value="0.998336791992188" calcext:value-type="float">
            <text:p>0.99833679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8" calcext:value-type="float">
            <text:p>68</text:p>
          </table:table-cell>
          <table:table-cell office:value-type="float" office:value="0.998420715332031" calcext:value-type="float">
            <text:p>0.998420715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8" calcext:value-type="float">
            <text:p>68</text:p>
          </table:table-cell>
          <table:table-cell office:value-type="float" office:value="0.99847412109375" calcext:value-type="float">
            <text:p>0.998474121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0.998527526855469" calcext:value-type="float">
            <text:p>0.998527526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  <table:table-cell office:value-type="float" office:value="0.99859619140625" calcext:value-type="float">
            <text:p>0.998596191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8" calcext:value-type="float">
            <text:p>68</text:p>
          </table:table-cell>
          <table:table-cell office:value-type="float" office:value="0.99859619140625" calcext:value-type="float">
            <text:p>0.998596191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8" calcext:value-type="float">
            <text:p>68</text:p>
          </table:table-cell>
          <table:table-cell office:value-type="float" office:value="0.998687744140625" calcext:value-type="float">
            <text:p>0.998687744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5" calcext:value-type="float">
            <text:p>75</text:p>
          </table:table-cell>
          <table:table-cell office:value-type="float" office:value="0.998710632324219" calcext:value-type="float">
            <text:p>0.998710632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9" calcext:value-type="float">
            <text:p>69</text:p>
          </table:table-cell>
          <table:table-cell office:value-type="float" office:value="0.998878479003906" calcext:value-type="float">
            <text:p>0.99887847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0.998924255371094" calcext:value-type="float">
            <text:p>0.998924255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office:value-type="float" office:value="0.998931884765625" calcext:value-type="float">
            <text:p>0.998931884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8" calcext:value-type="float">
            <text:p>68</text:p>
          </table:table-cell>
          <table:table-cell office:value-type="float" office:value="0.998947143554688" calcext:value-type="float">
            <text:p>0.998947143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8" calcext:value-type="float">
            <text:p>68</text:p>
          </table:table-cell>
          <table:table-cell office:value-type="float" office:value="0.999061584472656" calcext:value-type="float">
            <text:p>0.999061584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6" calcext:value-type="float">
            <text:p>76</text:p>
          </table:table-cell>
          <table:table-cell office:value-type="float" office:value="0.999153137207031" calcext:value-type="float">
            <text:p>0.999153137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8" calcext:value-type="float">
            <text:p>68</text:p>
          </table:table-cell>
          <table:table-cell office:value-type="float" office:value="0.999229431152344" calcext:value-type="float">
            <text:p>0.999229431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8" calcext:value-type="float">
            <text:p>68</text:p>
          </table:table-cell>
          <table:table-cell office:value-type="float" office:value="0.999259948730469" calcext:value-type="float">
            <text:p>0.999259948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8" calcext:value-type="float">
            <text:p>68</text:p>
          </table:table-cell>
          <table:table-cell office:value-type="float" office:value="0.999282836914063" calcext:value-type="float">
            <text:p>0.999282836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8" calcext:value-type="float">
            <text:p>68</text:p>
          </table:table-cell>
          <table:table-cell office:value-type="float" office:value="0.999298095703125" calcext:value-type="float">
            <text:p>0.99929809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 office:value-type="float" office:value="0.999305725097656" calcext:value-type="float">
            <text:p>0.999305725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8" calcext:value-type="float">
            <text:p>68</text:p>
          </table:table-cell>
          <table:table-cell office:value-type="float" office:value="0.99932861328125" calcext:value-type="float">
            <text:p>0.999328613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0" calcext:value-type="float">
            <text:p>70</text:p>
          </table:table-cell>
          <table:table-cell office:value-type="float" office:value="0.99932861328125" calcext:value-type="float">
            <text:p>0.999328613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8" calcext:value-type="float">
            <text:p>68</text:p>
          </table:table-cell>
          <table:table-cell office:value-type="float" office:value="0.99932861328125" calcext:value-type="float">
            <text:p>0.999328613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8" calcext:value-type="float">
            <text:p>68</text:p>
          </table:table-cell>
          <table:table-cell office:value-type="float" office:value="0.999366760253906" calcext:value-type="float">
            <text:p>0.999366760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8" calcext:value-type="float">
            <text:p>68</text:p>
          </table:table-cell>
          <table:table-cell office:value-type="float" office:value="0.999397277832031" calcext:value-type="float">
            <text:p>0.999397277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8" calcext:value-type="float">
            <text:p>68</text:p>
          </table:table-cell>
          <table:table-cell office:value-type="float" office:value="0.999443054199219" calcext:value-type="float">
            <text:p>0.999443054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5" calcext:value-type="float">
            <text:p>75</text:p>
          </table:table-cell>
          <table:table-cell office:value-type="float" office:value="0.999504089355469" calcext:value-type="float">
            <text:p>0.999504089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8" calcext:value-type="float">
            <text:p>68</text:p>
          </table:table-cell>
          <table:table-cell office:value-type="float" office:value="0.999565124511719" calcext:value-type="float">
            <text:p>0.999565124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8" calcext:value-type="float">
            <text:p>68</text:p>
          </table:table-cell>
          <table:table-cell office:value-type="float" office:value="0.999565124511719" calcext:value-type="float">
            <text:p>0.999565124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8" calcext:value-type="float">
            <text:p>68</text:p>
          </table:table-cell>
          <table:table-cell office:value-type="float" office:value="0.999603271484375" calcext:value-type="float">
            <text:p>0.999603271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5" calcext:value-type="float">
            <text:p>75</text:p>
          </table:table-cell>
          <table:table-cell office:value-type="float" office:value="0.999664306640625" calcext:value-type="float">
            <text:p>0.999664306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8" calcext:value-type="float">
            <text:p>68</text:p>
          </table:table-cell>
          <table:table-cell office:value-type="float" office:value="0.999687194824219" calcext:value-type="float">
            <text:p>0.999687194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8" calcext:value-type="float">
            <text:p>68</text:p>
          </table:table-cell>
          <table:table-cell office:value-type="float" office:value="0.999702453613281" calcext:value-type="float">
            <text:p>0.999702453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8" calcext:value-type="float">
            <text:p>68</text:p>
          </table:table-cell>
          <table:table-cell office:value-type="float" office:value="0.999732971191406" calcext:value-type="float">
            <text:p>0.999732971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8" calcext:value-type="float">
            <text:p>68</text:p>
          </table:table-cell>
          <table:table-cell office:value-type="float" office:value="0.999740600585938" calcext:value-type="float">
            <text:p>0.999740600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8" calcext:value-type="float">
            <text:p>68</text:p>
          </table:table-cell>
          <table:table-cell office:value-type="float" office:value="0.999740600585938" calcext:value-type="float">
            <text:p>0.999740600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8" calcext:value-type="float">
            <text:p>68</text:p>
          </table:table-cell>
          <table:table-cell office:value-type="float" office:value="0.999748229980469" calcext:value-type="float">
            <text:p>0.9997482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8" calcext:value-type="float">
            <text:p>68</text:p>
          </table:table-cell>
          <table:table-cell office:value-type="float" office:value="0.999748229980469" calcext:value-type="float">
            <text:p>0.9997482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9" calcext:value-type="float">
            <text:p>69</text:p>
          </table:table-cell>
          <table:table-cell office:value-type="float" office:value="0.999763488769531" calcext:value-type="float">
            <text:p>0.999763488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8" calcext:value-type="float">
            <text:p>68</text:p>
          </table:table-cell>
          <table:table-cell office:value-type="float" office:value="0.999763488769531" calcext:value-type="float">
            <text:p>0.999763488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6" calcext:value-type="float">
            <text:p>76</text:p>
          </table:table-cell>
          <table:table-cell office:value-type="float" office:value="0.999763488769531" calcext:value-type="float">
            <text:p>0.999763488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8" calcext:value-type="float">
            <text:p>68</text:p>
          </table:table-cell>
          <table:table-cell office:value-type="float" office:value="0.999786376953125" calcext:value-type="float">
            <text:p>0.99978637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8" calcext:value-type="float">
            <text:p>68</text:p>
          </table:table-cell>
          <table:table-cell office:value-type="float" office:value="0.999794006347656" calcext:value-type="float">
            <text:p>0.999794006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8" calcext:value-type="float">
            <text:p>68</text:p>
          </table:table-cell>
          <table:table-cell office:value-type="float" office:value="0.999794006347656" calcext:value-type="float">
            <text:p>0.999794006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0.999801635742188" calcext:value-type="float">
            <text:p>0.999801635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8" calcext:value-type="float">
            <text:p>68</text:p>
          </table:table-cell>
          <table:table-cell office:value-type="float" office:value="0.999801635742188" calcext:value-type="float">
            <text:p>0.999801635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8" calcext:value-type="float">
            <text:p>68</text:p>
          </table:table-cell>
          <table:table-cell office:value-type="float" office:value="0.999809265136719" calcext:value-type="float">
            <text:p>0.999809265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8" calcext:value-type="float">
            <text:p>68</text:p>
          </table:table-cell>
          <table:table-cell office:value-type="float" office:value="0.99981689453125" calcext:value-type="float">
            <text:p>0.999816894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0.999824523925781" calcext:value-type="float">
            <text:p>0.999824523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8" calcext:value-type="float">
            <text:p>68</text:p>
          </table:table-cell>
          <table:table-cell office:value-type="float" office:value="0.999824523925781" calcext:value-type="float">
            <text:p>0.999824523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5" calcext:value-type="float">
            <text:p>75</text:p>
          </table:table-cell>
          <table:table-cell office:value-type="float" office:value="0.999832153320313" calcext:value-type="float">
            <text:p>0.999832153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9" calcext:value-type="float">
            <text:p>79</text:p>
          </table:table-cell>
          <table:table-cell office:value-type="float" office:value="0.999855041503906" calcext:value-type="float">
            <text:p>0.999855041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0" calcext:value-type="float">
            <text:p>90</text:p>
          </table:table-cell>
          <table:table-cell office:value-type="float" office:value="0.999870300292969" calcext:value-type="float">
            <text:p>0.999870300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8" calcext:value-type="float">
            <text:p>68</text:p>
          </table:table-cell>
          <table:table-cell office:value-type="float" office:value="0.9998779296875" calcext:value-type="float">
            <text:p>0.999877929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6" calcext:value-type="float">
            <text:p>76</text:p>
          </table:table-cell>
          <table:table-cell office:value-type="float" office:value="0.999885559082031" calcext:value-type="float">
            <text:p>0.999885559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8" calcext:value-type="float">
            <text:p>68</text:p>
          </table:table-cell>
          <table:table-cell office:value-type="float" office:value="0.999885559082031" calcext:value-type="float">
            <text:p>0.999885559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8" calcext:value-type="float">
            <text:p>68</text:p>
          </table:table-cell>
          <table:table-cell office:value-type="float" office:value="0.999893188476563" calcext:value-type="float">
            <text:p>0.999893188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8" calcext:value-type="float">
            <text:p>68</text:p>
          </table:table-cell>
          <table:table-cell office:value-type="float" office:value="0.999900817871094" calcext:value-type="float">
            <text:p>0.999900817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8" calcext:value-type="float">
            <text:p>68</text:p>
          </table:table-cell>
          <table:table-cell office:value-type="float" office:value="0.999900817871094" calcext:value-type="float">
            <text:p>0.999900817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0.999908447265625" calcext:value-type="float">
            <text:p>0.999908447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8" calcext:value-type="float">
            <text:p>68</text:p>
          </table:table-cell>
          <table:table-cell office:value-type="float" office:value="0.999908447265625" calcext:value-type="float">
            <text:p>0.999908447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8" calcext:value-type="float">
            <text:p>68</text:p>
          </table:table-cell>
          <table:table-cell office:value-type="float" office:value="0.999908447265625" calcext:value-type="float">
            <text:p>0.999908447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8" calcext:value-type="float">
            <text:p>68</text:p>
          </table:table-cell>
          <table:table-cell office:value-type="float" office:value="0.999916076660156" calcext:value-type="float">
            <text:p>0.999916076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5" calcext:value-type="float">
            <text:p>75</text:p>
          </table:table-cell>
          <table:table-cell office:value-type="float" office:value="0.999923706054688" calcext:value-type="float">
            <text:p>0.999923706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9" calcext:value-type="float">
            <text:p>79</text:p>
          </table:table-cell>
          <table:table-cell office:value-type="float" office:value="0.999931335449219" calcext:value-type="float">
            <text:p>0.999931335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86" calcext:value-type="float">
            <text:p>86</text:p>
          </table:table-cell>
          <table:table-cell office:value-type="float" office:value="0.999931335449219" calcext:value-type="float">
            <text:p>0.999931335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5" calcext:value-type="float">
            <text:p>85</text:p>
          </table:table-cell>
          <table:table-cell office:value-type="float" office:value="0.999931335449219" calcext:value-type="float">
            <text:p>0.999931335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6" calcext:value-type="float">
            <text:p>76</text:p>
          </table:table-cell>
          <table:table-cell office:value-type="float" office:value="0.99993896484375" calcext:value-type="float">
            <text:p>0.999938964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8" calcext:value-type="float">
            <text:p>68</text:p>
          </table:table-cell>
          <table:table-cell office:value-type="float" office:value="0.999946594238281" calcext:value-type="float">
            <text:p>0.999946594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8" calcext:value-type="float">
            <text:p>68</text:p>
          </table:table-cell>
          <table:table-cell office:value-type="float" office:value="0.999946594238281" calcext:value-type="float">
            <text:p>0.999946594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6" calcext:value-type="float">
            <text:p>86</text:p>
          </table:table-cell>
          <table:table-cell office:value-type="float" office:value="0.999946594238281" calcext:value-type="float">
            <text:p>0.999946594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8" calcext:value-type="float">
            <text:p>68</text:p>
          </table:table-cell>
          <table:table-cell office:value-type="float" office:value="0.999946594238281" calcext:value-type="float">
            <text:p>0.999946594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8" calcext:value-type="float">
            <text:p>68</text:p>
          </table:table-cell>
          <table:table-cell office:value-type="float" office:value="0.999961853027344" calcext:value-type="float">
            <text:p>0.99996185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office:value-type="float" office:value="0.999961853027344" calcext:value-type="float">
            <text:p>0.99996185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8" calcext:value-type="float">
            <text:p>68</text:p>
          </table:table-cell>
          <table:table-cell office:value-type="float" office:value="0.999961853027344" calcext:value-type="float">
            <text:p>0.99996185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5" calcext:value-type="float">
            <text:p>75</text:p>
          </table:table-cell>
          <table:table-cell office:value-type="float" office:value="0.999961853027344" calcext:value-type="float">
            <text:p>0.99996185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8" calcext:value-type="float">
            <text:p>68</text:p>
          </table:table-cell>
          <table:table-cell office:value-type="float" office:value="0.999961853027344" calcext:value-type="float">
            <text:p>0.99996185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8" calcext:value-type="float">
            <text:p>68</text:p>
          </table:table-cell>
          <table:table-cell office:value-type="float" office:value="0.999961853027344" calcext:value-type="float">
            <text:p>0.99996185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8" calcext:value-type="float">
            <text:p>68</text:p>
          </table:table-cell>
          <table:table-cell office:value-type="float" office:value="0.999961853027344" calcext:value-type="float">
            <text:p>0.99996185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9" calcext:value-type="float">
            <text:p>79</text:p>
          </table:table-cell>
          <table:table-cell office:value-type="float" office:value="0.999969482421875" calcext:value-type="float">
            <text:p>0.999969482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8" calcext:value-type="float">
            <text:p>68</text:p>
          </table:table-cell>
          <table:table-cell office:value-type="float" office:value="0.999969482421875" calcext:value-type="float">
            <text:p>0.999969482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8" calcext:value-type="float">
            <text:p>68</text:p>
          </table:table-cell>
          <table:table-cell office:value-type="float" office:value="0.999969482421875" calcext:value-type="float">
            <text:p>0.999969482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8" calcext:value-type="float">
            <text:p>88</text:p>
          </table:table-cell>
          <table:table-cell office:value-type="float" office:value="0.999969482421875" calcext:value-type="float">
            <text:p>0.999969482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5" calcext:value-type="float">
            <text:p>75</text:p>
          </table:table-cell>
          <table:table-cell office:value-type="float" office:value="0.999969482421875" calcext:value-type="float">
            <text:p>0.999969482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8" calcext:value-type="float">
            <text:p>68</text:p>
          </table:table-cell>
          <table:table-cell office:value-type="float" office:value="0.999977111816406" calcext:value-type="float">
            <text:p>0.999977111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8" calcext:value-type="float">
            <text:p>68</text:p>
          </table:table-cell>
          <table:table-cell office:value-type="float" office:value="0.999977111816406" calcext:value-type="float">
            <text:p>0.99997711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8" calcext:value-type="float">
            <text:p>68</text:p>
          </table:table-cell>
          <table:table-cell office:value-type="float" office:value="0.999977111816406" calcext:value-type="float">
            <text:p>0.999977111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8" calcext:value-type="float">
            <text:p>68</text:p>
          </table:table-cell>
          <table:table-cell office:value-type="float" office:value="0.999977111816406" calcext:value-type="float">
            <text:p>0.999977111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office:value-type="float" office:value="0.999977111816406" calcext:value-type="float">
            <text:p>0.999977111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8" calcext:value-type="float">
            <text:p>68</text:p>
          </table:table-cell>
          <table:table-cell office:value-type="float" office:value="0.999984741210938" calcext:value-type="float">
            <text:p>0.999984741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79" calcext:value-type="float">
            <text:p>79</text:p>
          </table:table-cell>
          <table:table-cell office:value-type="float" office:value="0.999984741210938" calcext:value-type="float">
            <text:p>0.999984741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8" calcext:value-type="float">
            <text:p>68</text:p>
          </table:table-cell>
          <table:table-cell office:value-type="float" office:value="0.999984741210938" calcext:value-type="float">
            <text:p>0.999984741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8" calcext:value-type="float">
            <text:p>68</text:p>
          </table:table-cell>
          <table:table-cell office:value-type="float" office:value="0.999984741210938" calcext:value-type="float">
            <text:p>0.999984741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0" calcext:value-type="float">
            <text:p>80</text:p>
          </table:table-cell>
          <table:table-cell office:value-type="float" office:value="0.999984741210938" calcext:value-type="float">
            <text:p>0.999984741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8" calcext:value-type="float">
            <text:p>68</text:p>
          </table:table-cell>
          <table:table-cell office:value-type="float" office:value="0.999984741210938" calcext:value-type="float">
            <text:p>0.999984741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8" calcext:value-type="float">
            <text:p>68</text:p>
          </table:table-cell>
          <table:table-cell office:value-type="float" office:value="0.999992370605469" calcext:value-type="float">
            <text:p>0.999992370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79" calcext:value-type="float">
            <text:p>79</text:p>
          </table:table-cell>
          <table:table-cell office:value-type="float" office:value="0.999992370605469" calcext:value-type="float">
            <text:p>0.999992370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8" calcext:value-type="float">
            <text:p>68</text:p>
          </table:table-cell>
          <table:table-cell office:value-type="float" office:value="0.999992370605469" calcext:value-type="float">
            <text:p>0.999992370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5" calcext:value-type="float">
            <text:p>75</text:p>
          </table:table-cell>
          <table:table-cell office:value-type="float" office:value="0.999992370605469" calcext:value-type="float">
            <text:p>0.999992370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8" calcext:value-type="float">
            <text:p>68</text:p>
          </table:table-cell>
          <table:table-cell office:value-type="float" office:value="0.999992370605469" calcext:value-type="float">
            <text:p>0.999992370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8" calcext:value-type="float">
            <text:p>68</text:p>
          </table:table-cell>
          <table:table-cell office:value-type="float" office:value="0.999992370605469" calcext:value-type="float">
            <text:p>0.999992370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5" calcext:value-type="float">
            <text:p>75</text:p>
          </table:table-cell>
          <table:table-cell office:value-type="float" office:value="0.999992370605469" calcext:value-type="float">
            <text:p>0.999992370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8" calcext:value-type="float">
            <text:p>68</text:p>
          </table:table-cell>
          <table:table-cell office:value-type="float" office:value="0.999992370605469" calcext:value-type="float">
            <text:p>0.999992370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6" calcext:value-type="float">
            <text:p>76</text:p>
          </table:table-cell>
          <table:table-cell office:value-type="float" office:value="0.999992370605469" calcext:value-type="float">
            <text:p>0.999992370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8" calcext:value-type="float">
            <text:p>68</text:p>
          </table:table-cell>
          <table:table-cell office:value-type="float" office:value="0.999992370605469" calcext:value-type="float">
            <text:p>0.999992370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8" calcext:value-type="float">
            <text:p>68</text:p>
          </table:table-cell>
          <table:table-cell office:value-type="float" office:value="0.999992370605469" calcext:value-type="float">
            <text:p>0.999992370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8" calcext:value-type="float">
            <text:p>68</text:p>
          </table:table-cell>
          <table:table-cell office:value-type="float" office:value="0.999992370605469" calcext:value-type="float">
            <text:p>0.999992370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8" calcext:value-type="float">
            <text:p>68</text:p>
          </table:table-cell>
          <table:table-cell office:value-type="float" office:value="0.999992370605469" calcext:value-type="float">
            <text:p>0.999992370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79" calcext:value-type="float">
            <text:p>79</text:p>
          </table:table-cell>
          <table:table-cell office:value-type="float" office:value="0.999992370605469" calcext:value-type="float">
            <text:p>0.999992370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8" calcext:value-type="float">
            <text:p>68</text:p>
          </table:table-cell>
          <table:table-cell office:value-type="float" office:value="0.999992370605469" calcext:value-type="float">
            <text:p>0.999992370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8" calcext:value-type="float">
            <text:p>68</text:p>
          </table:table-cell>
          <table:table-cell office:value-type="float" office:value="0.999992370605469" calcext:value-type="float">
            <text:p>0.999992370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8" calcext:value-type="float">
            <text:p>68</text:p>
          </table:table-cell>
          <table:table-cell office:value-type="float" office:value="0.999992370605469" calcext:value-type="float">
            <text:p>0.999992370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75" calcext:value-type="float">
            <text:p>75</text:p>
          </table:table-cell>
          <table:table-cell office:value-type="float" office:value="0.999992370605469" calcext:value-type="float">
            <text:p>0.999992370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8" calcext:value-type="float">
            <text:p>68</text:p>
          </table:table-cell>
          <table:table-cell office:value-type="float" office:value="0.999992370605469" calcext:value-type="float">
            <text:p>0.999992370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8" calcext:value-type="float">
            <text:p>68</text:p>
          </table:table-cell>
          <table:table-cell office:value-type="float" office:value="0.999992370605469" calcext:value-type="float">
            <text:p>0.999992370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9" calcext:value-type="float">
            <text:p>69</text:p>
          </table:table-cell>
          <table:table-cell office:value-type="float" office:value="0.999992370605469" calcext:value-type="float">
            <text:p>0.999992370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9" calcext:value-type="float">
            <text:p>69</text:p>
          </table:table-cell>
          <table:table-cell office:value-type="float" office:value="0.999992370605469" calcext:value-type="float">
            <text:p>0.999992370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0T20:30:07.219728734</dc:date>
    <meta:editing-duration>PT6M38S</meta:editing-duration>
    <meta:editing-cycles>1</meta:editing-cycles>
    <meta:document-statistic meta:table-count="1" meta:cell-count="323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3cm" svg:height="9.005cm" xlink:href=".." xlink:type="simple" chart:class="chart:scatter" chart:style-name="ch1">
        <chart:legend chart:legend-position="end" svg:x="12.579cm" svg:y="3.954cm" style:legend-expansion="high" chart:style-name="ch2"/>
        <chart:plot-area chart:style-name="ch3" table:cell-range-address="risk_score.B1:risk_score.C1077" chart:data-source-has-labels="row" svg:x="0.32cm" svg:y="0.18cm" svg:width="11.939cm" svg:height="8.645cm">
          <chartooo:coordinate-region svg:x="1.047cm" svg:y="0.38cm" svg:width="10.932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isk_score.C2:risk_score.C1077" chart:label-cell-address="risk_score.C1:risk_score.C1" chart:class="chart:scatter">
            <chart:domain table:cell-range-address="risk_score.B2:risk_score.B1077"/>
            <chart:regression-curve chart:style-name="ch7">
              <chart:equation chart:display-equation="false" chart:display-r-square="true" svg:x="12.588cm" svg:y="1.408cm"/>
            </chart:regression-curve>
            <chart:data-point chart:repeated="107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redit</text:p>
                <draw:g>
                  <svg:desc>risk_score.C1:risk_scor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">
                <text:p>69</text:p>
                <draw:g>
                  <svg:desc>risk_score.B2:risk_score.B1077</svg:desc>
                </draw:g>
              </table:table-cell>
              <table:table-cell office:value-type="float" office:value="0">
                <text:p>0</text:p>
                <draw:g>
                  <svg:desc>risk_score.C2:risk_score.C10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6">
                <text:p>76</text:p>
              </table:table-cell>
              <table:table-cell office:value-type="float" office:value="0.122123718261719">
                <text:p>0.122123718261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0.194587707519531">
                <text:p>0.1945877075195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477874755859375">
                <text:p>0.477874755859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">
                <text:p>68</text:p>
              </table:table-cell>
              <table:table-cell office:value-type="float" office:value="0.531692504882813">
                <text:p>0.5316925048828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">
                <text:p>68</text:p>
              </table:table-cell>
              <table:table-cell office:value-type="float" office:value="0.599571228027344">
                <text:p>0.5995712280273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">
                <text:p>68</text:p>
              </table:table-cell>
              <table:table-cell office:value-type="float" office:value="0.68450927734375">
                <text:p>0.68450927734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0.751747131347656">
                <text:p>0.7517471313476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">
                <text:p>68</text:p>
              </table:table-cell>
              <table:table-cell office:value-type="float" office:value="0.816276550292969">
                <text:p>0.8162765502929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">
                <text:p>68</text:p>
              </table:table-cell>
              <table:table-cell office:value-type="float" office:value="0.839599609375">
                <text:p>0.839599609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">
                <text:p>68</text:p>
              </table:table-cell>
              <table:table-cell office:value-type="float" office:value="0.862297058105469">
                <text:p>0.8622970581054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">
                <text:p>79</text:p>
              </table:table-cell>
              <table:table-cell office:value-type="float" office:value="0.870475769042969">
                <text:p>0.8704757690429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0.907371520996094">
                <text:p>0.9073715209960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0.925155639648438">
                <text:p>0.9251556396484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">
                <text:p>68</text:p>
              </table:table-cell>
              <table:table-cell office:value-type="float" office:value="0.928489685058594">
                <text:p>0.9284896850585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">
                <text:p>68</text:p>
              </table:table-cell>
              <table:table-cell office:value-type="float" office:value="0.930267333984375">
                <text:p>0.93026733398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">
                <text:p>68</text:p>
              </table:table-cell>
              <table:table-cell office:value-type="float" office:value="0.930519104003906">
                <text:p>0.9305191040039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0.931602478027344">
                <text:p>0.9316024780273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">
                <text:p>68</text:p>
              </table:table-cell>
              <table:table-cell office:value-type="float" office:value="0.9327392578125">
                <text:p>0.9327392578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0.934776306152344">
                <text:p>0.9347763061523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">
                <text:p>76</text:p>
              </table:table-cell>
              <table:table-cell office:value-type="float" office:value="0.935432434082031">
                <text:p>0.9354324340820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8">
                <text:p>68</text:p>
              </table:table-cell>
              <table:table-cell office:value-type="float" office:value="0.935585021972656">
                <text:p>0.9355850219726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">
                <text:p>68</text:p>
              </table:table-cell>
              <table:table-cell office:value-type="float" office:value="0.936592102050781">
                <text:p>0.9365921020507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">
                <text:p>68</text:p>
              </table:table-cell>
              <table:table-cell office:value-type="float" office:value="0.938667297363281">
                <text:p>0.9386672973632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0.940139770507813">
                <text:p>0.9401397705078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">
                <text:p>70</text:p>
              </table:table-cell>
              <table:table-cell office:value-type="float" office:value="0.940467834472656">
                <text:p>0.940467834472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5">
                <text:p>85</text:p>
              </table:table-cell>
              <table:table-cell office:value-type="float" office:value="0.941024780273438">
                <text:p>0.9410247802734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">
                <text:p>68</text:p>
              </table:table-cell>
              <table:table-cell office:value-type="float" office:value="0.941131591796875">
                <text:p>0.9411315917968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">
                <text:p>80</text:p>
              </table:table-cell>
              <table:table-cell office:value-type="float" office:value="0.942100524902344">
                <text:p>0.942100524902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">
                <text:p>68</text:p>
              </table:table-cell>
              <table:table-cell office:value-type="float" office:value="0.943008422851563">
                <text:p>0.9430084228515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8">
                <text:p>68</text:p>
              </table:table-cell>
              <table:table-cell office:value-type="float" office:value="0.943634033203125">
                <text:p>0.943634033203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6">
                <text:p>76</text:p>
              </table:table-cell>
              <table:table-cell office:value-type="float" office:value="0.943862915039063">
                <text:p>0.9438629150390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">
                <text:p>68</text:p>
              </table:table-cell>
              <table:table-cell office:value-type="float" office:value="0.944854736328125">
                <text:p>0.944854736328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">
                <text:p>68</text:p>
              </table:table-cell>
              <table:table-cell office:value-type="float" office:value="0.944999694824219">
                <text:p>0.9449996948242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">
                <text:p>68</text:p>
              </table:table-cell>
              <table:table-cell office:value-type="float" office:value="0.945335388183594">
                <text:p>0.9453353881835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6">
                <text:p>76</text:p>
              </table:table-cell>
              <table:table-cell office:value-type="float" office:value="0.945594787597656">
                <text:p>0.9455947875976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8">
                <text:p>68</text:p>
              </table:table-cell>
              <table:table-cell office:value-type="float" office:value="0.9459228515625">
                <text:p>0.94592285156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0.9466552734375">
                <text:p>0.9466552734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">
                <text:p>79</text:p>
              </table:table-cell>
              <table:table-cell office:value-type="float" office:value="0.950447082519531">
                <text:p>0.9504470825195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8">
                <text:p>68</text:p>
              </table:table-cell>
              <table:table-cell office:value-type="float" office:value="0.950782775878906">
                <text:p>0.9507827758789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9">
                <text:p>79</text:p>
              </table:table-cell>
              <table:table-cell office:value-type="float" office:value="0.950798034667969">
                <text:p>0.9507980346679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6">
                <text:p>76</text:p>
              </table:table-cell>
              <table:table-cell office:value-type="float" office:value="0.951171875">
                <text:p>0.9511718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5">
                <text:p>75</text:p>
              </table:table-cell>
              <table:table-cell office:value-type="float" office:value="0.951683044433594">
                <text:p>0.9516830444335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">
                <text:p>68</text:p>
              </table:table-cell>
              <table:table-cell office:value-type="float" office:value="0.952163696289063">
                <text:p>0.9521636962890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">
                <text:p>69</text:p>
              </table:table-cell>
              <table:table-cell office:value-type="float" office:value="0.952545166015625">
                <text:p>0.952545166015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8">
                <text:p>68</text:p>
              </table:table-cell>
              <table:table-cell office:value-type="float" office:value="0.953475952148438">
                <text:p>0.9534759521484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8">
                <text:p>68</text:p>
              </table:table-cell>
              <table:table-cell office:value-type="float" office:value="0.953666687011719">
                <text:p>0.9536666870117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0.953971862792969">
                <text:p>0.9539718627929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8">
                <text:p>68</text:p>
              </table:table-cell>
              <table:table-cell office:value-type="float" office:value="0.954658508300781">
                <text:p>0.9546585083007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8">
                <text:p>68</text:p>
              </table:table-cell>
              <table:table-cell office:value-type="float" office:value="0.9549560546875">
                <text:p>0.95495605468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8">
                <text:p>68</text:p>
              </table:table-cell>
              <table:table-cell office:value-type="float" office:value="0.956550598144531">
                <text:p>0.9565505981445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8">
                <text:p>68</text:p>
              </table:table-cell>
              <table:table-cell office:value-type="float" office:value="0.957496643066406">
                <text:p>0.9574966430664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6">
                <text:p>76</text:p>
              </table:table-cell>
              <table:table-cell office:value-type="float" office:value="0.958755493164063">
                <text:p>0.9587554931640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6">
                <text:p>76</text:p>
              </table:table-cell>
              <table:table-cell office:value-type="float" office:value="0.960800170898438">
                <text:p>0.9608001708984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8">
                <text:p>68</text:p>
              </table:table-cell>
              <table:table-cell office:value-type="float" office:value="0.961616516113281">
                <text:p>0.9616165161132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8">
                <text:p>68</text:p>
              </table:table-cell>
              <table:table-cell office:value-type="float" office:value="0.963333129882813">
                <text:p>0.9633331298828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8">
                <text:p>68</text:p>
              </table:table-cell>
              <table:table-cell office:value-type="float" office:value="0.963783264160156">
                <text:p>0.9637832641601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5">
                <text:p>75</text:p>
              </table:table-cell>
              <table:table-cell office:value-type="float" office:value="0.964103698730469">
                <text:p>0.9641036987304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0.9644775390625">
                <text:p>0.96447753906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8">
                <text:p>68</text:p>
              </table:table-cell>
              <table:table-cell office:value-type="float" office:value="0.965904235839844">
                <text:p>0.9659042358398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9">
                <text:p>69</text:p>
              </table:table-cell>
              <table:table-cell office:value-type="float" office:value="0.968940734863281">
                <text:p>0.9689407348632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">
                <text:p>68</text:p>
              </table:table-cell>
              <table:table-cell office:value-type="float" office:value="0.970230102539063">
                <text:p>0.9702301025390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">
                <text:p>68</text:p>
              </table:table-cell>
              <table:table-cell office:value-type="float" office:value="0.970497131347656">
                <text:p>0.9704971313476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">
                <text:p>69</text:p>
              </table:table-cell>
              <table:table-cell office:value-type="float" office:value="0.970779418945313">
                <text:p>0.9707794189453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0.971389770507813">
                <text:p>0.9713897705078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6">
                <text:p>76</text:p>
              </table:table-cell>
              <table:table-cell office:value-type="float" office:value="0.97161865234375">
                <text:p>0.971618652343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0.971931457519531">
                <text:p>0.9719314575195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0.972953796386719">
                <text:p>0.9729537963867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973243713378906">
                <text:p>0.9732437133789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974411010742188">
                <text:p>0.9744110107421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976722717285156">
                <text:p>0.9767227172851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9">
                <text:p>69</text:p>
              </table:table-cell>
              <table:table-cell office:value-type="float" office:value="0.976913452148438">
                <text:p>0.9769134521484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0.977859497070313">
                <text:p>0.9778594970703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0.980567932128906">
                <text:p>0.9805679321289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8">
                <text:p>68</text:p>
              </table:table-cell>
              <table:table-cell office:value-type="float" office:value="0.982254028320313">
                <text:p>0.9822540283203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8">
                <text:p>68</text:p>
              </table:table-cell>
              <table:table-cell office:value-type="float" office:value="0.982864379882813">
                <text:p>0.9828643798828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8">
                <text:p>68</text:p>
              </table:table-cell>
              <table:table-cell office:value-type="float" office:value="0.983108520507813">
                <text:p>0.9831085205078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8">
                <text:p>68</text:p>
              </table:table-cell>
              <table:table-cell office:value-type="float" office:value="0.983222961425781">
                <text:p>0.9832229614257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8">
                <text:p>68</text:p>
              </table:table-cell>
              <table:table-cell office:value-type="float" office:value="0.984298706054688">
                <text:p>0.9842987060546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9">
                <text:p>69</text:p>
              </table:table-cell>
              <table:table-cell office:value-type="float" office:value="0.984962463378906">
                <text:p>0.9849624633789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8">
                <text:p>68</text:p>
              </table:table-cell>
              <table:table-cell office:value-type="float" office:value="0.985061645507813">
                <text:p>0.9850616455078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5">
                <text:p>75</text:p>
              </table:table-cell>
              <table:table-cell office:value-type="float" office:value="0.986297607421875">
                <text:p>0.9862976074218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8">
                <text:p>68</text:p>
              </table:table-cell>
              <table:table-cell office:value-type="float" office:value="0.987358093261719">
                <text:p>0.9873580932617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8">
                <text:p>68</text:p>
              </table:table-cell>
              <table:table-cell office:value-type="float" office:value="0.987838745117188">
                <text:p>0.9878387451171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0.987922668457031">
                <text:p>0.9879226684570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988395690917969">
                <text:p>0.9883956909179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990028381347656">
                <text:p>0.9900283813476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6">
                <text:p>76</text:p>
              </table:table-cell>
              <table:table-cell office:value-type="float" office:value="0.991195678710938">
                <text:p>0.9911956787109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8">
                <text:p>68</text:p>
              </table:table-cell>
              <table:table-cell office:value-type="float" office:value="0.991249084472656">
                <text:p>0.9912490844726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0">
                <text:p>70</text:p>
              </table:table-cell>
              <table:table-cell office:value-type="float" office:value="0.991371154785156">
                <text:p>0.9913711547851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8">
                <text:p>68</text:p>
              </table:table-cell>
              <table:table-cell office:value-type="float" office:value="0.991447448730469">
                <text:p>0.9914474487304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0">
                <text:p>80</text:p>
              </table:table-cell>
              <table:table-cell office:value-type="float" office:value="0.991569519042969">
                <text:p>0.9915695190429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8">
                <text:p>68</text:p>
              </table:table-cell>
              <table:table-cell office:value-type="float" office:value="0.991683959960938">
                <text:p>0.9916839599609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8">
                <text:p>68</text:p>
              </table:table-cell>
              <table:table-cell office:value-type="float" office:value="0.992347717285156">
                <text:p>0.9923477172851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5">
                <text:p>75</text:p>
              </table:table-cell>
              <table:table-cell office:value-type="float" office:value="0.992584228515625">
                <text:p>0.9925842285156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8">
                <text:p>68</text:p>
              </table:table-cell>
              <table:table-cell office:value-type="float" office:value="0.992721557617188">
                <text:p>0.9927215576171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8">
                <text:p>68</text:p>
              </table:table-cell>
              <table:table-cell office:value-type="float" office:value="0.992904663085938">
                <text:p>0.9929046630859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8">
                <text:p>68</text:p>
              </table:table-cell>
              <table:table-cell office:value-type="float" office:value="0.993659973144531">
                <text:p>0.9936599731445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9">
                <text:p>69</text:p>
              </table:table-cell>
              <table:table-cell office:value-type="float" office:value="0.993705749511719">
                <text:p>0.9937057495117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0">
                <text:p>70</text:p>
              </table:table-cell>
              <table:table-cell office:value-type="float" office:value="0.994285583496094">
                <text:p>0.9942855834960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0">
                <text:p>80</text:p>
              </table:table-cell>
              <table:table-cell office:value-type="float" office:value="0.994453430175781">
                <text:p>0.9944534301757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8">
                <text:p>68</text:p>
              </table:table-cell>
              <table:table-cell office:value-type="float" office:value="0.994598388671875">
                <text:p>0.9945983886718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8">
                <text:p>68</text:p>
              </table:table-cell>
              <table:table-cell office:value-type="float" office:value="0.994606018066406">
                <text:p>0.9946060180664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9">
                <text:p>69</text:p>
              </table:table-cell>
              <table:table-cell office:value-type="float" office:value="0.994682312011719">
                <text:p>0.9946823120117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6">
                <text:p>86</text:p>
              </table:table-cell>
              <table:table-cell office:value-type="float" office:value="0.994720458984375">
                <text:p>0.9947204589843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8">
                <text:p>68</text:p>
              </table:table-cell>
              <table:table-cell office:value-type="float" office:value="0.994796752929688">
                <text:p>0.9947967529296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8">
                <text:p>68</text:p>
              </table:table-cell>
              <table:table-cell office:value-type="float" office:value="0.994827270507813">
                <text:p>0.9948272705078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6">
                <text:p>76</text:p>
              </table:table-cell>
              <table:table-cell office:value-type="float" office:value="0.994827270507813">
                <text:p>0.9948272705078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0">
                <text:p>70</text:p>
              </table:table-cell>
              <table:table-cell office:value-type="float" office:value="0.994911193847656">
                <text:p>0.9949111938476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8">
                <text:p>68</text:p>
              </table:table-cell>
              <table:table-cell office:value-type="float" office:value="0.995018005371094">
                <text:p>0.9950180053710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8">
                <text:p>68</text:p>
              </table:table-cell>
              <table:table-cell office:value-type="float" office:value="0.995407104492188">
                <text:p>0.9954071044921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8">
                <text:p>68</text:p>
              </table:table-cell>
              <table:table-cell office:value-type="float" office:value="0.995887756347656">
                <text:p>0.9958877563476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9">
                <text:p>69</text:p>
              </table:table-cell>
              <table:table-cell office:value-type="float" office:value="0.996009826660156">
                <text:p>0.9960098266601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8">
                <text:p>68</text:p>
              </table:table-cell>
              <table:table-cell office:value-type="float" office:value="0.99652099609375">
                <text:p>0.996520996093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8">
                <text:p>68</text:p>
              </table:table-cell>
              <table:table-cell office:value-type="float" office:value="0.996688842773438">
                <text:p>0.9966888427734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8">
                <text:p>68</text:p>
              </table:table-cell>
              <table:table-cell office:value-type="float" office:value="0.996925354003906">
                <text:p>0.9969253540039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9">
                <text:p>79</text:p>
              </table:table-cell>
              <table:table-cell office:value-type="float" office:value="0.996940612792969">
                <text:p>0.9969406127929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8">
                <text:p>68</text:p>
              </table:table-cell>
              <table:table-cell office:value-type="float" office:value="0.997177124023438">
                <text:p>0.9971771240234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9">
                <text:p>69</text:p>
              </table:table-cell>
              <table:table-cell office:value-type="float" office:value="0.997322082519531">
                <text:p>0.9973220825195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9">
                <text:p>69</text:p>
              </table:table-cell>
              <table:table-cell office:value-type="float" office:value="0.997344970703125">
                <text:p>0.9973449707031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8">
                <text:p>68</text:p>
              </table:table-cell>
              <table:table-cell office:value-type="float" office:value="0.997573852539063">
                <text:p>0.9975738525390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9">
                <text:p>79</text:p>
              </table:table-cell>
              <table:table-cell office:value-type="float" office:value="0.997688293457031">
                <text:p>0.9976882934570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8">
                <text:p>68</text:p>
              </table:table-cell>
              <table:table-cell office:value-type="float" office:value="0.997718811035156">
                <text:p>0.9977188110351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8">
                <text:p>68</text:p>
              </table:table-cell>
              <table:table-cell office:value-type="float" office:value="0.997802734375">
                <text:p>0.9978027343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8">
                <text:p>68</text:p>
              </table:table-cell>
              <table:table-cell office:value-type="float" office:value="0.997817993164063">
                <text:p>0.9978179931640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8">
                <text:p>68</text:p>
              </table:table-cell>
              <table:table-cell office:value-type="float" office:value="0.997947692871094">
                <text:p>0.9979476928710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9">
                <text:p>79</text:p>
              </table:table-cell>
              <table:table-cell office:value-type="float" office:value="0.998031616210938">
                <text:p>0.9980316162109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8">
                <text:p>68</text:p>
              </table:table-cell>
              <table:table-cell office:value-type="float" office:value="0.998062133789063">
                <text:p>0.9980621337890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8">
                <text:p>68</text:p>
              </table:table-cell>
              <table:table-cell office:value-type="float" office:value="0.998085021972656">
                <text:p>0.9980850219726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8">
                <text:p>68</text:p>
              </table:table-cell>
              <table:table-cell office:value-type="float" office:value="0.998184204101563">
                <text:p>0.9981842041015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5">
                <text:p>75</text:p>
              </table:table-cell>
              <table:table-cell office:value-type="float" office:value="0.998199462890625">
                <text:p>0.9981994628906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">
                <text:p>68</text:p>
              </table:table-cell>
              <table:table-cell office:value-type="float" office:value="0.998237609863281">
                <text:p>0.9982376098632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8">
                <text:p>68</text:p>
              </table:table-cell>
              <table:table-cell office:value-type="float" office:value="0.998336791992188">
                <text:p>0.9983367919921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8">
                <text:p>68</text:p>
              </table:table-cell>
              <table:table-cell office:value-type="float" office:value="0.998420715332031">
                <text:p>0.9984207153320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8">
                <text:p>68</text:p>
              </table:table-cell>
              <table:table-cell office:value-type="float" office:value="0.99847412109375">
                <text:p>0.998474121093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5">
                <text:p>85</text:p>
              </table:table-cell>
              <table:table-cell office:value-type="float" office:value="0.998527526855469">
                <text:p>0.9985275268554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0">
                <text:p>70</text:p>
              </table:table-cell>
              <table:table-cell office:value-type="float" office:value="0.99859619140625">
                <text:p>0.998596191406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">
                <text:p>68</text:p>
              </table:table-cell>
              <table:table-cell office:value-type="float" office:value="0.99859619140625">
                <text:p>0.998596191406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8">
                <text:p>68</text:p>
              </table:table-cell>
              <table:table-cell office:value-type="float" office:value="0.998687744140625">
                <text:p>0.9986877441406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5">
                <text:p>75</text:p>
              </table:table-cell>
              <table:table-cell office:value-type="float" office:value="0.998710632324219">
                <text:p>0.9987106323242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9">
                <text:p>69</text:p>
              </table:table-cell>
              <table:table-cell office:value-type="float" office:value="0.998878479003906">
                <text:p>0.9988784790039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8">
                <text:p>68</text:p>
              </table:table-cell>
              <table:table-cell office:value-type="float" office:value="0.998924255371094">
                <text:p>0.9989242553710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8">
                <text:p>68</text:p>
              </table:table-cell>
              <table:table-cell office:value-type="float" office:value="0.998931884765625">
                <text:p>0.9989318847656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8">
                <text:p>68</text:p>
              </table:table-cell>
              <table:table-cell office:value-type="float" office:value="0.998947143554688">
                <text:p>0.9989471435546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8">
                <text:p>68</text:p>
              </table:table-cell>
              <table:table-cell office:value-type="float" office:value="0.999061584472656">
                <text:p>0.9990615844726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6">
                <text:p>76</text:p>
              </table:table-cell>
              <table:table-cell office:value-type="float" office:value="0.999153137207031">
                <text:p>0.9991531372070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8">
                <text:p>68</text:p>
              </table:table-cell>
              <table:table-cell office:value-type="float" office:value="0.999229431152344">
                <text:p>0.9992294311523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8">
                <text:p>68</text:p>
              </table:table-cell>
              <table:table-cell office:value-type="float" office:value="0.999259948730469">
                <text:p>0.9992599487304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8">
                <text:p>68</text:p>
              </table:table-cell>
              <table:table-cell office:value-type="float" office:value="0.999282836914063">
                <text:p>0.9992828369140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8">
                <text:p>68</text:p>
              </table:table-cell>
              <table:table-cell office:value-type="float" office:value="0.999298095703125">
                <text:p>0.9992980957031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8">
                <text:p>68</text:p>
              </table:table-cell>
              <table:table-cell office:value-type="float" office:value="0.999305725097656">
                <text:p>0.9993057250976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8">
                <text:p>68</text:p>
              </table:table-cell>
              <table:table-cell office:value-type="float" office:value="0.99932861328125">
                <text:p>0.999328613281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0">
                <text:p>70</text:p>
              </table:table-cell>
              <table:table-cell office:value-type="float" office:value="0.99932861328125">
                <text:p>0.999328613281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8">
                <text:p>68</text:p>
              </table:table-cell>
              <table:table-cell office:value-type="float" office:value="0.99932861328125">
                <text:p>0.999328613281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8">
                <text:p>68</text:p>
              </table:table-cell>
              <table:table-cell office:value-type="float" office:value="0.999366760253906">
                <text:p>0.9993667602539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8">
                <text:p>68</text:p>
              </table:table-cell>
              <table:table-cell office:value-type="float" office:value="0.999397277832031">
                <text:p>0.9993972778320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8">
                <text:p>68</text:p>
              </table:table-cell>
              <table:table-cell office:value-type="float" office:value="0.999443054199219">
                <text:p>0.9994430541992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5">
                <text:p>75</text:p>
              </table:table-cell>
              <table:table-cell office:value-type="float" office:value="0.999504089355469">
                <text:p>0.9995040893554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8">
                <text:p>68</text:p>
              </table:table-cell>
              <table:table-cell office:value-type="float" office:value="0.999565124511719">
                <text:p>0.9995651245117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8">
                <text:p>68</text:p>
              </table:table-cell>
              <table:table-cell office:value-type="float" office:value="0.999565124511719">
                <text:p>0.9995651245117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8">
                <text:p>68</text:p>
              </table:table-cell>
              <table:table-cell office:value-type="float" office:value="0.999603271484375">
                <text:p>0.9996032714843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5">
                <text:p>75</text:p>
              </table:table-cell>
              <table:table-cell office:value-type="float" office:value="0.999664306640625">
                <text:p>0.9996643066406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8">
                <text:p>68</text:p>
              </table:table-cell>
              <table:table-cell office:value-type="float" office:value="0.999687194824219">
                <text:p>0.9996871948242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8">
                <text:p>68</text:p>
              </table:table-cell>
              <table:table-cell office:value-type="float" office:value="0.999702453613281">
                <text:p>0.9997024536132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8">
                <text:p>68</text:p>
              </table:table-cell>
              <table:table-cell office:value-type="float" office:value="0.999732971191406">
                <text:p>0.99973297119140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8">
                <text:p>68</text:p>
              </table:table-cell>
              <table:table-cell office:value-type="float" office:value="0.999740600585938">
                <text:p>0.9997406005859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8">
                <text:p>68</text:p>
              </table:table-cell>
              <table:table-cell office:value-type="float" office:value="0.999740600585938">
                <text:p>0.9997406005859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8">
                <text:p>68</text:p>
              </table:table-cell>
              <table:table-cell office:value-type="float" office:value="0.999748229980469">
                <text:p>0.9997482299804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999748229980469">
                <text:p>0.9997482299804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999763488769531">
                <text:p>0.9997634887695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8">
                <text:p>68</text:p>
              </table:table-cell>
              <table:table-cell office:value-type="float" office:value="0.999763488769531">
                <text:p>0.9997634887695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6">
                <text:p>76</text:p>
              </table:table-cell>
              <table:table-cell office:value-type="float" office:value="0.999763488769531">
                <text:p>0.9997634887695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8">
                <text:p>68</text:p>
              </table:table-cell>
              <table:table-cell office:value-type="float" office:value="0.999786376953125">
                <text:p>0.9997863769531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8">
                <text:p>68</text:p>
              </table:table-cell>
              <table:table-cell office:value-type="float" office:value="0.999794006347656">
                <text:p>0.9997940063476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8">
                <text:p>68</text:p>
              </table:table-cell>
              <table:table-cell office:value-type="float" office:value="0.999794006347656">
                <text:p>0.9997940063476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8">
                <text:p>68</text:p>
              </table:table-cell>
              <table:table-cell office:value-type="float" office:value="0.999801635742188">
                <text:p>0.99980163574218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8">
                <text:p>68</text:p>
              </table:table-cell>
              <table:table-cell office:value-type="float" office:value="0.999801635742188">
                <text:p>0.9998016357421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8">
                <text:p>68</text:p>
              </table:table-cell>
              <table:table-cell office:value-type="float" office:value="0.999809265136719">
                <text:p>0.9998092651367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8">
                <text:p>68</text:p>
              </table:table-cell>
              <table:table-cell office:value-type="float" office:value="0.99981689453125">
                <text:p>0.999816894531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8">
                <text:p>68</text:p>
              </table:table-cell>
              <table:table-cell office:value-type="float" office:value="0.999824523925781">
                <text:p>0.99982452392578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8">
                <text:p>68</text:p>
              </table:table-cell>
              <table:table-cell office:value-type="float" office:value="0.999824523925781">
                <text:p>0.9998245239257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5">
                <text:p>75</text:p>
              </table:table-cell>
              <table:table-cell office:value-type="float" office:value="0.999832153320313">
                <text:p>0.9998321533203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9">
                <text:p>79</text:p>
              </table:table-cell>
              <table:table-cell office:value-type="float" office:value="0.999855041503906">
                <text:p>0.9998550415039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0">
                <text:p>90</text:p>
              </table:table-cell>
              <table:table-cell office:value-type="float" office:value="0.999870300292969">
                <text:p>0.9998703002929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8">
                <text:p>68</text:p>
              </table:table-cell>
              <table:table-cell office:value-type="float" office:value="0.9998779296875">
                <text:p>0.99987792968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6">
                <text:p>76</text:p>
              </table:table-cell>
              <table:table-cell office:value-type="float" office:value="0.999885559082031">
                <text:p>0.9998855590820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8">
                <text:p>68</text:p>
              </table:table-cell>
              <table:table-cell office:value-type="float" office:value="0.999885559082031">
                <text:p>0.9998855590820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8">
                <text:p>68</text:p>
              </table:table-cell>
              <table:table-cell office:value-type="float" office:value="0.999893188476563">
                <text:p>0.9998931884765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8">
                <text:p>68</text:p>
              </table:table-cell>
              <table:table-cell office:value-type="float" office:value="0.999900817871094">
                <text:p>0.9999008178710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8">
                <text:p>68</text:p>
              </table:table-cell>
              <table:table-cell office:value-type="float" office:value="0.999900817871094">
                <text:p>0.9999008178710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8">
                <text:p>68</text:p>
              </table:table-cell>
              <table:table-cell office:value-type="float" office:value="0.999908447265625">
                <text:p>0.9999084472656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8">
                <text:p>68</text:p>
              </table:table-cell>
              <table:table-cell office:value-type="float" office:value="0.999908447265625">
                <text:p>0.9999084472656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8">
                <text:p>68</text:p>
              </table:table-cell>
              <table:table-cell office:value-type="float" office:value="0.999908447265625">
                <text:p>0.9999084472656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8">
                <text:p>68</text:p>
              </table:table-cell>
              <table:table-cell office:value-type="float" office:value="0.999916076660156">
                <text:p>0.9999160766601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5">
                <text:p>75</text:p>
              </table:table-cell>
              <table:table-cell office:value-type="float" office:value="0.999923706054688">
                <text:p>0.9999237060546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9">
                <text:p>79</text:p>
              </table:table-cell>
              <table:table-cell office:value-type="float" office:value="0.999931335449219">
                <text:p>0.9999313354492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6">
                <text:p>86</text:p>
              </table:table-cell>
              <table:table-cell office:value-type="float" office:value="0.999931335449219">
                <text:p>0.9999313354492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5">
                <text:p>85</text:p>
              </table:table-cell>
              <table:table-cell office:value-type="float" office:value="0.999931335449219">
                <text:p>0.9999313354492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6">
                <text:p>76</text:p>
              </table:table-cell>
              <table:table-cell office:value-type="float" office:value="0.99993896484375">
                <text:p>0.999938964843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8">
                <text:p>68</text:p>
              </table:table-cell>
              <table:table-cell office:value-type="float" office:value="0.999946594238281">
                <text:p>0.99994659423828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8">
                <text:p>68</text:p>
              </table:table-cell>
              <table:table-cell office:value-type="float" office:value="0.999946594238281">
                <text:p>0.99994659423828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6">
                <text:p>86</text:p>
              </table:table-cell>
              <table:table-cell office:value-type="float" office:value="0.999946594238281">
                <text:p>0.9999465942382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8">
                <text:p>68</text:p>
              </table:table-cell>
              <table:table-cell office:value-type="float" office:value="0.999946594238281">
                <text:p>0.9999465942382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8">
                <text:p>68</text:p>
              </table:table-cell>
              <table:table-cell office:value-type="float" office:value="0.999961853027344">
                <text:p>0.9999618530273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0">
                <text:p>70</text:p>
              </table:table-cell>
              <table:table-cell office:value-type="float" office:value="0.999961853027344">
                <text:p>0.9999618530273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8">
                <text:p>68</text:p>
              </table:table-cell>
              <table:table-cell office:value-type="float" office:value="0.999961853027344">
                <text:p>0.99996185302734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5">
                <text:p>75</text:p>
              </table:table-cell>
              <table:table-cell office:value-type="float" office:value="0.999961853027344">
                <text:p>0.9999618530273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8">
                <text:p>68</text:p>
              </table:table-cell>
              <table:table-cell office:value-type="float" office:value="0.999961853027344">
                <text:p>0.9999618530273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8">
                <text:p>68</text:p>
              </table:table-cell>
              <table:table-cell office:value-type="float" office:value="0.999961853027344">
                <text:p>0.9999618530273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8">
                <text:p>68</text:p>
              </table:table-cell>
              <table:table-cell office:value-type="float" office:value="0.999961853027344">
                <text:p>0.9999618530273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9">
                <text:p>79</text:p>
              </table:table-cell>
              <table:table-cell office:value-type="float" office:value="0.999969482421875">
                <text:p>0.9999694824218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8">
                <text:p>68</text:p>
              </table:table-cell>
              <table:table-cell office:value-type="float" office:value="0.999969482421875">
                <text:p>0.9999694824218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8">
                <text:p>68</text:p>
              </table:table-cell>
              <table:table-cell office:value-type="float" office:value="0.999969482421875">
                <text:p>0.9999694824218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8">
                <text:p>88</text:p>
              </table:table-cell>
              <table:table-cell office:value-type="float" office:value="0.999969482421875">
                <text:p>0.9999694824218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5">
                <text:p>75</text:p>
              </table:table-cell>
              <table:table-cell office:value-type="float" office:value="0.999969482421875">
                <text:p>0.9999694824218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8">
                <text:p>68</text:p>
              </table:table-cell>
              <table:table-cell office:value-type="float" office:value="0.999977111816406">
                <text:p>0.9999771118164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8">
                <text:p>68</text:p>
              </table:table-cell>
              <table:table-cell office:value-type="float" office:value="0.999977111816406">
                <text:p>0.9999771118164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8">
                <text:p>68</text:p>
              </table:table-cell>
              <table:table-cell office:value-type="float" office:value="0.999977111816406">
                <text:p>0.9999771118164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8">
                <text:p>68</text:p>
              </table:table-cell>
              <table:table-cell office:value-type="float" office:value="0.999977111816406">
                <text:p>0.9999771118164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5">
                <text:p>75</text:p>
              </table:table-cell>
              <table:table-cell office:value-type="float" office:value="0.999977111816406">
                <text:p>0.9999771118164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8">
                <text:p>68</text:p>
              </table:table-cell>
              <table:table-cell office:value-type="float" office:value="0.999984741210938">
                <text:p>0.9999847412109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9">
                <text:p>79</text:p>
              </table:table-cell>
              <table:table-cell office:value-type="float" office:value="0.999984741210938">
                <text:p>0.9999847412109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8">
                <text:p>68</text:p>
              </table:table-cell>
              <table:table-cell office:value-type="float" office:value="0.999984741210938">
                <text:p>0.99998474121093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8">
                <text:p>68</text:p>
              </table:table-cell>
              <table:table-cell office:value-type="float" office:value="0.999984741210938">
                <text:p>0.99998474121093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0">
                <text:p>80</text:p>
              </table:table-cell>
              <table:table-cell office:value-type="float" office:value="0.999984741210938">
                <text:p>0.99998474121093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8">
                <text:p>68</text:p>
              </table:table-cell>
              <table:table-cell office:value-type="float" office:value="0.999984741210938">
                <text:p>0.9999847412109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8">
                <text:p>68</text:p>
              </table:table-cell>
              <table:table-cell office:value-type="float" office:value="0.999992370605469">
                <text:p>0.99999237060546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9">
                <text:p>79</text:p>
              </table:table-cell>
              <table:table-cell office:value-type="float" office:value="0.999992370605469">
                <text:p>0.99999237060546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8">
                <text:p>68</text:p>
              </table:table-cell>
              <table:table-cell office:value-type="float" office:value="0.999992370605469">
                <text:p>0.99999237060546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5">
                <text:p>75</text:p>
              </table:table-cell>
              <table:table-cell office:value-type="float" office:value="0.999992370605469">
                <text:p>0.9999923706054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8">
                <text:p>68</text:p>
              </table:table-cell>
              <table:table-cell office:value-type="float" office:value="0.999992370605469">
                <text:p>0.99999237060546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8">
                <text:p>68</text:p>
              </table:table-cell>
              <table:table-cell office:value-type="float" office:value="0.999992370605469">
                <text:p>0.9999923706054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5">
                <text:p>75</text:p>
              </table:table-cell>
              <table:table-cell office:value-type="float" office:value="0.999992370605469">
                <text:p>0.9999923706054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8">
                <text:p>68</text:p>
              </table:table-cell>
              <table:table-cell office:value-type="float" office:value="0.999992370605469">
                <text:p>0.9999923706054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6">
                <text:p>76</text:p>
              </table:table-cell>
              <table:table-cell office:value-type="float" office:value="0.999992370605469">
                <text:p>0.9999923706054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8">
                <text:p>68</text:p>
              </table:table-cell>
              <table:table-cell office:value-type="float" office:value="0.999992370605469">
                <text:p>0.9999923706054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8">
                <text:p>68</text:p>
              </table:table-cell>
              <table:table-cell office:value-type="float" office:value="0.999992370605469">
                <text:p>0.99999237060546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8">
                <text:p>68</text:p>
              </table:table-cell>
              <table:table-cell office:value-type="float" office:value="0.999992370605469">
                <text:p>0.9999923706054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8">
                <text:p>68</text:p>
              </table:table-cell>
              <table:table-cell office:value-type="float" office:value="0.999992370605469">
                <text:p>0.9999923706054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9">
                <text:p>79</text:p>
              </table:table-cell>
              <table:table-cell office:value-type="float" office:value="0.999992370605469">
                <text:p>0.99999237060546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8">
                <text:p>68</text:p>
              </table:table-cell>
              <table:table-cell office:value-type="float" office:value="0.999992370605469">
                <text:p>0.9999923706054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8">
                <text:p>68</text:p>
              </table:table-cell>
              <table:table-cell office:value-type="float" office:value="0.999992370605469">
                <text:p>0.99999237060546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8">
                <text:p>68</text:p>
              </table:table-cell>
              <table:table-cell office:value-type="float" office:value="0.999992370605469">
                <text:p>0.99999237060546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5">
                <text:p>75</text:p>
              </table:table-cell>
              <table:table-cell office:value-type="float" office:value="0.999992370605469">
                <text:p>0.99999237060546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8">
                <text:p>68</text:p>
              </table:table-cell>
              <table:table-cell office:value-type="float" office:value="0.999992370605469">
                <text:p>0.99999237060546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8">
                <text:p>68</text:p>
              </table:table-cell>
              <table:table-cell office:value-type="float" office:value="0.999992370605469">
                <text:p>0.99999237060546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9">
                <text:p>69</text:p>
              </table:table-cell>
              <table:table-cell office:value-type="float" office:value="0.999992370605469">
                <text:p>0.99999237060546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9">
                <text:p>69</text:p>
              </table:table-cell>
              <table:table-cell office:value-type="float" office:value="0.999992370605469">
                <text:p>0.99999237060546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8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8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5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8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5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95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